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iserlan – A small area nestled between the Emiratus and the Cold Wastes. The interior here is a forested mountain range inhabited only by the occasional hermit and more often small clan-based communities that raise cattle, as well as raiding rival clans to steal said cattle. Those living in these mountains care little about the outside world, and exist onto themselves for the most part.</text:p>
      <text:p text:style-name="P1"><text:tab/>The coastal areas are made up of a scattered, yet robust network of fishing settlements that take advantage of the relative calm of the northern seas outside of the storm season. These seas yield impressive catches that result in a sizable surplus each year. Emiratus merchants trade with these settlements to acquire good stock-fish for sea and sky sailing vessels, as well as seafood delicacies for the wealthier elite of the Emiratus. While some of the people of Piserlan see themselves as either citizens or vassals of the Emiratus thanks to modern trade relations and historical precedents, most see the situation more practically. The critical here understand themselves as independent, as they functionally are, yet still in a close, beneficial relationship with the Emiratus, one that need not be mal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41S</meta:editing-duration>
    <meta:editing-cycles>5</meta:editing-cycles>
    <meta:generator>OpenOffice/4.1.15$Win32 OpenOffice.org_project/4115m2$Build-9813</meta:generator>
    <dc:date>2024-05-09T00:22:44.53</dc:date>
    <meta:document-statistic meta:table-count="0" meta:image-count="0" meta:object-count="0" meta:page-count="1" meta:paragraph-count="2" meta:word-count="195" meta:character-count="1206"/>
    <meta:user-defined meta:name="Info 1"/>
    <meta:user-defined meta:name="Info 2"/>
    <meta:user-defined meta:name="Info 3"/>
    <meta:user-defined meta:name="Info 4"/>
  </office:meta>
</office:document-meta>
</file>